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svg:stroke-opacity="60%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="Arrow" draw:marker-end-width="0.45cm" svg:stroke-opacity="100%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336cm" svg:y1="2cm" svg:x2="2cm" svg:y2="0.339cm">
          <text:p/>
        </draw:line>
        <draw:line draw:style-name="gr2" draw:text-style-name="P1" draw:layer="layout" svg:x1="1.664cm" svg:y1="-0.002cm" svg:x2="0cm" svg:y2="1.65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2-25T00:45:47.07</dc:date>
    <dc:creator>Wincent Balin</dc:creator>
    <meta:editing-duration>PT00H21M25S</meta:editing-duration>
    <meta:editing-cycles>1</meta:editing-cycles>
    <meta:generator>OpenOffice.org/3.2$Win32 OpenOffice.org_project/320m18$Build-9502</meta:generator>
    <meta:document-statistic meta:object-count="2"/>
  </office:meta>
</office:document-meta>
</file>